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float" office:value="11.0042" calcext:value-type="float">
            <text:p>11.0042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.162" calcext:value-type="float">
            <text:p>9.16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76247" calcext:value-type="float">
            <text:p>8.7624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337" calcext:value-type="float">
            <text:p>0.238337</text:p>
          </table:table-cell>
          <table:table-cell office:value-type="float" office:value="0.242107" calcext:value-type="float">
            <text:p>0.242107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42" calcext:value-type="float">
            <text:p>0.23842</text:p>
          </table:table-cell>
          <table:table-cell office:value-type="float" office:value="0.242153" calcext:value-type="float">
            <text:p>0.242153</text:p>
          </table:table-cell>
          <table:table-cell office:value-type="float" office:value="0.336015" calcext:value-type="float">
            <text:p>0.336015</text:p>
          </table:table-cell>
          <table:table-cell office:value-type="float" office:value="0.333137" calcext:value-type="float">
            <text:p>0.333137</text:p>
          </table:table-cell>
          <table:table-cell office:value-type="float" office:value="0.340187" calcext:value-type="float">
            <text:p>0.340187</text:p>
          </table:table-cell>
          <table:table-cell office:value-type="float" office:value="0.336016" calcext:value-type="float">
            <text:p>0.336016</text:p>
          </table:table-cell>
          <table:table-cell office:value-type="float" office:value="0.33283" calcext:value-type="float">
            <text:p>0.33283</text:p>
          </table:table-cell>
          <table:table-cell office:value-type="float" office:value="0.341073" calcext:value-type="float">
            <text:p>0.341073</text:p>
          </table:table-cell>
          <table:table-cell table:number-columns-repeated="2" office:value-type="float" office:value="1.39996" calcext:value-type="float">
            <text:p>1.39996</text:p>
          </table:table-cell>
          <table:table-cell office:value-type="float" office:value="9.51895" calcext:value-type="float">
            <text:p>9.51895</text:p>
          </table:table-cell>
        </table:table-row>
        <table:table-row table:style-name="ro1">
          <table:table-cell office:value-type="float" office:value="16.095" calcext:value-type="float">
            <text:p>16.095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9.97919" calcext:value-type="float">
            <text:p>9.97919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.37674" calcext:value-type="float">
            <text:p>9.3767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147" calcext:value-type="float">
            <text:p>0.238147</text:p>
          </table:table-cell>
          <table:table-cell office:value-type="float" office:value="0.242213" calcext:value-type="float">
            <text:p>0.242213</text:p>
          </table:table-cell>
          <table:table-cell office:value-type="float" office:value="0.240017" calcext:value-type="float">
            <text:p>0.240017</text:p>
          </table:table-cell>
          <table:table-cell office:value-type="float" office:value="0.238423" calcext:value-type="float">
            <text:p>0.238423</text:p>
          </table:table-cell>
          <table:table-cell office:value-type="float" office:value="0.242143" calcext:value-type="float">
            <text:p>0.242143</text:p>
          </table:table-cell>
          <table:table-cell office:value-type="float" office:value="0.384013" calcext:value-type="float">
            <text:p>0.384013</text:p>
          </table:table-cell>
          <table:table-cell office:value-type="float" office:value="0.380127" calcext:value-type="float">
            <text:p>0.380127</text:p>
          </table:table-cell>
          <table:table-cell office:value-type="float" office:value="0.388823" calcext:value-type="float">
            <text:p>0.388823</text:p>
          </table:table-cell>
          <table:table-cell office:value-type="float" office:value="0.384013" calcext:value-type="float">
            <text:p>0.384013</text:p>
          </table:table-cell>
          <table:table-cell office:value-type="float" office:value="0.379737" calcext:value-type="float">
            <text:p>0.379737</text:p>
          </table:table-cell>
          <table:table-cell office:value-type="float" office:value="0.390577" calcext:value-type="float">
            <text:p>0.390577</text:p>
          </table:table-cell>
          <table:table-cell office:value-type="float" office:value="1.59993" calcext:value-type="float">
            <text:p>1.59993</text:p>
          </table:table-cell>
          <table:table-cell office:value-type="float" office:value="1.59994" calcext:value-type="float">
            <text:p>1.59994</text:p>
          </table:table-cell>
          <table:table-cell office:value-type="float" office:value="9.77779" calcext:value-type="float">
            <text:p>9.77779</text:p>
          </table:table-cell>
        </table:table-row>
        <table:table-row table:style-name="ro1">
          <table:table-cell office:value-type="float" office:value="3091.74" calcext:value-type="float">
            <text:p>3091.74</text:p>
          </table:table-cell>
          <table:table-cell office:value-type="float" office:value="1" calcext:value-type="float">
            <text:p>1</text:p>
          </table:table-cell>
          <table:table-cell office:value-type="float" office:value="50116" calcext:value-type="float">
            <text:p>50116</text:p>
          </table:table-cell>
          <table:table-cell office:value-type="float" office:value="11.1117" calcext:value-type="float">
            <text:p>11.1117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0.298" calcext:value-type="float">
            <text:p>10.298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8838" calcext:value-type="float">
            <text:p>0.238838</text:p>
          </table:table-cell>
          <table:table-cell office:value-type="float" office:value="0.237516" calcext:value-type="float">
            <text:p>0.237516</text:p>
          </table:table-cell>
          <table:table-cell office:value-type="float" office:value="0.240426" calcext:value-type="float">
            <text:p>0.240426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0002" calcext:value-type="float">
            <text:p>0.430002</text:p>
          </table:table-cell>
          <table:table-cell office:value-type="float" office:value="0.425503" calcext:value-type="float">
            <text:p>0.425503</text:p>
          </table:table-cell>
          <table:table-cell office:value-type="float" office:value="0.434461" calcext:value-type="float">
            <text:p>0.434461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9" calcext:value-type="float">
            <text:p>1.80039</text:p>
          </table:table-cell>
          <table:table-cell office:value-type="float" office:value="10.0329" calcext:value-type="float">
            <text:p>10.0329</text:p>
          </table:table-cell>
        </table:table-row>
        <table:table-row table:style-name="ro1">
          <table:table-cell office:value-type="float" office:value="44953.4" calcext:value-type="float">
            <text:p>44953.4</text:p>
          </table:table-cell>
          <table:table-cell office:value-type="float" office:value="1" calcext:value-type="float">
            <text:p>1</text:p>
          </table:table-cell>
          <table:table-cell office:value-type="float" office:value="294943" calcext:value-type="float">
            <text:p>294943</text:p>
          </table:table-cell>
          <table:table-cell office:value-type="float" office:value="12.1231" calcext:value-type="float">
            <text:p>12.123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0.9745" calcext:value-type="float">
            <text:p>10.9745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62" calcext:value-type="float">
            <text:p>0.23862</text:p>
          </table:table-cell>
          <table:table-cell office:value-type="float" office:value="0.240953" calcext:value-type="float">
            <text:p>0.240953</text:p>
          </table:table-cell>
          <table:table-cell office:value-type="float" office:value="0.225997" calcext:value-type="float">
            <text:p>0.225997</text:p>
          </table:table-cell>
          <table:table-cell office:value-type="float" office:value="0.224889" calcext:value-type="float">
            <text:p>0.224889</text:p>
          </table:table-cell>
          <table:table-cell office:value-type="float" office:value="0.227609" calcext:value-type="float">
            <text:p>0.227609</text:p>
          </table:table-cell>
          <table:table-cell office:value-type="float" office:value="0.480014" calcext:value-type="float">
            <text:p>0.480014</text:p>
          </table:table-cell>
          <table:table-cell office:value-type="float" office:value="0.474726" calcext:value-type="float">
            <text:p>0.474726</text:p>
          </table:table-cell>
          <table:table-cell office:value-type="float" office:value="0.484231" calcext:value-type="float">
            <text:p>0.484231</text:p>
          </table:table-cell>
          <table:table-cell office:value-type="float" office:value="0.452098" calcext:value-type="float">
            <text:p>0.452098</text:p>
          </table:table-cell>
          <table:table-cell office:value-type="float" office:value="0.447546" calcext:value-type="float">
            <text:p>0.447546</text:p>
          </table:table-cell>
          <table:table-cell office:value-type="float" office:value="0.457496" calcext:value-type="float">
            <text:p>0.457496</text:p>
          </table:table-cell>
          <table:table-cell office:value-type="float" office:value="2.00034" calcext:value-type="float">
            <text:p>2.00034</text:p>
          </table:table-cell>
          <table:table-cell office:value-type="float" office:value="2.00046" calcext:value-type="float">
            <text:p>2.00046</text:p>
          </table:table-cell>
          <table:table-cell office:value-type="float" office:value="10.1515" calcext:value-type="float">
            <text:p>10.1515</text:p>
          </table:table-cell>
        </table:table-row>
        <table:table-row table:style-name="ro1">
          <table:table-cell office:value-type="float" office:value="108750" calcext:value-type="float">
            <text:p>108750</text:p>
          </table:table-cell>
          <table:table-cell office:value-type="float" office:value="1" calcext:value-type="float">
            <text:p>1</text:p>
          </table:table-cell>
          <table:table-cell office:value-type="float" office:value="448751" calcext:value-type="float">
            <text:p>448751</text:p>
          </table:table-cell>
          <table:table-cell office:value-type="float" office:value="13.0093" calcext:value-type="float">
            <text:p>13.0093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11.5308" calcext:value-type="float">
            <text:p>11.5308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84" calcext:value-type="float">
            <text:p>0.238884</text:p>
          </table:table-cell>
          <table:table-cell office:value-type="float" office:value="0.241216" calcext:value-type="float">
            <text:p>0.241216</text:p>
          </table:table-cell>
          <table:table-cell office:value-type="float" office:value="0.208613" calcext:value-type="float">
            <text:p>0.208613</text:p>
          </table:table-cell>
          <table:table-cell office:value-type="float" office:value="0.207494" calcext:value-type="float">
            <text:p>0.207494</text:p>
          </table:table-cell>
          <table:table-cell office:value-type="float" office:value="0.210316" calcext:value-type="float">
            <text:p>0.210316</text:p>
          </table:table-cell>
          <table:table-cell office:value-type="float" office:value="0.528023" calcext:value-type="float">
            <text:p>0.528023</text:p>
          </table:table-cell>
          <table:table-cell office:value-type="float" office:value="0.524493" calcext:value-type="float">
            <text:p>0.524493</text:p>
          </table:table-cell>
          <table:table-cell office:value-type="float" office:value="0.532899" calcext:value-type="float">
            <text:p>0.532899</text:p>
          </table:table-cell>
          <table:table-cell office:value-type="float" office:value="0.459042" calcext:value-type="float">
            <text:p>0.459042</text:p>
          </table:table-cell>
          <table:table-cell office:value-type="float" office:value="0.455169" calcext:value-type="float">
            <text:p>0.455169</text:p>
          </table:table-cell>
          <table:table-cell office:value-type="float" office:value="0.464967" calcext:value-type="float">
            <text:p>0.464967</text:p>
          </table:table-cell>
          <table:table-cell office:value-type="float" office:value="2.20041" calcext:value-type="float">
            <text:p>2.20041</text:p>
          </table:table-cell>
          <table:table-cell office:value-type="float" office:value="2.20045" calcext:value-type="float">
            <text:p>2.20045</text:p>
          </table:table-cell>
          <table:table-cell office:value-type="float" office:value="10.1997" calcext:value-type="float">
            <text:p>10.1997</text:p>
          </table:table-cell>
        </table:table-row>
        <table:table-row table:style-name="ro1">
          <table:table-cell office:value-type="float" office:value="182654" calcext:value-type="float">
            <text:p>182654</text:p>
          </table:table-cell>
          <table:table-cell office:value-type="float" office:value="1" calcext:value-type="float">
            <text:p>1</text:p>
          </table:table-cell>
          <table:table-cell office:value-type="float" office:value="617643" calcext:value-type="float">
            <text:p>617643</text:p>
          </table:table-cell>
          <table:table-cell office:value-type="float" office:value="13.81" calcext:value-type="float">
            <text:p>13.8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2.0535" calcext:value-type="float">
            <text:p>12.0535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786" calcext:value-type="float">
            <text:p>0.238786</text:p>
          </table:table-cell>
          <table:table-cell office:value-type="float" office:value="0.240991" calcext:value-type="float">
            <text:p>0.240991</text:p>
          </table:table-cell>
          <table:table-cell office:value-type="float" office:value="0.190705" calcext:value-type="float">
            <text:p>0.190705</text:p>
          </table:table-cell>
          <table:table-cell office:value-type="float" office:value="0.189623" calcext:value-type="float">
            <text:p>0.189623</text:p>
          </table:table-cell>
          <table:table-cell office:value-type="float" office:value="0.192023" calcext:value-type="float">
            <text:p>0.192023</text:p>
          </table:table-cell>
          <table:table-cell office:value-type="float" office:value="0.576033" calcext:value-type="float">
            <text:p>0.576033</text:p>
          </table:table-cell>
          <table:table-cell office:value-type="float" office:value="0.572451" calcext:value-type="float">
            <text:p>0.572451</text:p>
          </table:table-cell>
          <table:table-cell office:value-type="float" office:value="0.580286" calcext:value-type="float">
            <text:p>0.580286</text:p>
          </table:table-cell>
          <table:table-cell office:value-type="float" office:value="0.457774" calcext:value-type="float">
            <text:p>0.457774</text:p>
          </table:table-cell>
          <table:table-cell office:value-type="float" office:value="0.453637" calcext:value-type="float">
            <text:p>0.453637</text:p>
          </table:table-cell>
          <table:table-cell office:value-type="float" office:value="0.463376" calcext:value-type="float">
            <text:p>0.463376</text:p>
          </table:table-cell>
          <table:table-cell office:value-type="float" office:value="2.40047" calcext:value-type="float">
            <text:p>2.40047</text:p>
          </table:table-cell>
          <table:table-cell office:value-type="float" office:value="2.40043" calcext:value-type="float">
            <text:p>2.40043</text:p>
          </table:table-cell>
          <table:table-cell office:value-type="float" office:value="10.2177" calcext:value-type="float">
            <text:p>10.21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22:01:44.977802975</meta:creation-date>
    <dc:date>2023-06-28T00:48:28.521581401</dc:date>
    <meta:editing-duration>PT1M16S</meta:editing-duration>
    <meta:editing-cycles>3</meta:editing-cycles>
    <meta:generator>LibreOffice/7.3.7.2$Linux_AARCH64 LibreOffice_project/30$Build-2</meta:generator>
    <meta:document-statistic meta:table-count="1" meta:cell-count="162" meta:object-count="0"/>
  </office:meta>
</office:document-meta>
</file>